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801cm" fo:margin-left="0cm" fo:margin-right="3.006cm" table:align="margins"/>
    </style:style>
    <style:style style:name="Таблица1.A" style:family="table-column">
      <style:table-column-properties style:column-width="8.677cm" style:rel-column-width="35989*"/>
    </style:style>
    <style:style style:name="Таблица1.B" style:family="table-column">
      <style:table-column-properties style:column-width="7.124cm" style:rel-column-width="2954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5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>
      <style:text-properties style:font-name="Cambria" fo:language="en" fo:country="US"/>
    </style:style>
    <style:style style:name="P8" style:family="paragraph" style:parent-style-name="Heading_20_1">
      <style:text-properties style:font-name="Cambria" fo:language="ru" fo:country="RU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1" style:family="paragraph" style:parent-style-name="Text_20_body" style:list-style-name="L1">
      <style:text-properties style:font-name="Cambria"/>
    </style:style>
    <style:style style:name="P12" style:family="paragraph" style:parent-style-name="Text_20_body">
      <style:text-properties style:font-name="Cambria" fo:language="ru" fo:country="RU"/>
    </style:style>
    <style:style style:name="P13" style:family="paragraph" style:parent-style-name="Text_20_body" style:list-style-name="L2">
      <style:text-properties style:font-name="Cambria" fo:language="ru" fo:country="RU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font-weight="normal" style:font-name-asian="Times New Roman3" style:font-weight-asian="normal" style:font-name-complex="Times New Roman3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1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7cm" draw:z-index="0"><draw:image xlink:href="../images/0106.png" xlink:type="simple" xlink:show="embed" xlink:actuate="onLoad"/></draw:frame></text:p>
          </table:table-cell>
          <table:table-cell table:style-name="Table1.B1" office:value-type="string">
            <text:h text:style-name="P8" text:outline-level="1">Стоп-расч<text:span text:style-name="T8">ё</text:span>т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3">| скалярный | Cи |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2cm" svg:height="1.799cm" draw:z-index="1"><draw:image xlink:href="../images/0106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выполняет процедуру остановки расчёта или временное прерывание расчета при вхождении значения входного сигнала в заданный диапазон:</text:p>
            <text:p text:style-name="P6"><draw:frame draw:style-name="fr3" draw:name="Объект4" text:anchor-type="as-char" svg:width="11.471cm" svg:height="1.312cm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text:p text:style-name="P4"><text:span text:style-name="T3">где</text:span><text:span text:style-name="T3"><draw:frame draw:style-name="fr3" draw:name="Объект1" text:anchor-type="as-char" svg:width="1.055cm" svg:height="0.56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– входной </text:span><text:span text:style-name="T5">скалярный</text:span><text:span text:style-name="T3"> сигнал;</text:span><text:span text:style-name="T3"><draw:frame draw:style-name="fr3" draw:name="Объект2" text:anchor-type="as-char" svg:width="3.358cm" svg:height="0.62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– границы стоп-интервала.</text:span></text:p>
            <text:p text:style-name="P2"><text:span text:style-name="T2">Свойства</text:span><text:span text:style-name="T1">:</text:span></text:p>
            <text:list xml:id="list3135921369788610516" text:style-name="L1">
              <text:list-item>
                <text:p text:style-name="P11"><text:span text:style-name="T1">Левая граница стоп-интервала – число</text:span><text:span text:style-name="T1"><draw:frame draw:style-name="fr3" draw:name="Object2" text:anchor-type="as-char" svg:width="0.931cm" svg:height="0.621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.</text:span></text:p>
              </text:list-item>
              <text:list-item>
                <text:p text:style-name="P11"><text:span text:style-name="T1">Правая граница стоп-интервала – число</text:span><text:span text:style-name="T1"><draw:frame draw:style-name="fr3" draw:name="Object3" text:anchor-type="as-char" svg:width="0.988cm" svg:height="0.621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.</text:span></text:p>
              </text:list-item>
              <text:list-item>
                <text:p text:style-name="P11"><text:span text:style-name="T1">Сообщение при остановке расчёта – текст «</text:span><text:span text:style-name="T8">Msg</text:span><text:span text:style-name="T1">»</text:span><text:span text:style-name="T8"> </text:span><text:span text:style-name="T1">, выводимый пользователю при вхождении сигнала в стоп-интервал и, следовательно, остановке расчета.</text:span></text:p>
              </text:list-item>
            </text:list>
            <text:p text:style-name="P3"><text:span text:style-name="T4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5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5">Левая граница стоп-интервала</text:p>
                </table:table-cell>
                <table:table-cell table:style-name="Таблица1.B3" office:value-type="string">
                  <text:p text:style-name="P3">[124]</text:p>
                </table:table-cell>
              </table:table-row>
              <table:table-row>
                <table:table-cell table:style-name="Таблица1.A3" office:value-type="string">
                  <text:p text:style-name="P5">Правая граница стоп-интервала</text:p>
                </table:table-cell>
                <table:table-cell table:style-name="Таблица1.B3" office:value-type="string">
                  <text:p text:style-name="P3">[2000]</text:p>
                </table:table-cell>
              </table:table-row>
              <table:table-row>
                <table:table-cell table:style-name="Таблица1.A3" office:value-type="string">
                  <text:p text:style-name="P5">Сообщение при остановке расчёта</text:p>
                </table:table-cell>
                <table:table-cell table:style-name="Таблица1.B3" office:value-type="string">
                  <text:p text:style-name="P3">Мощность превысила 124%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5">Именованное</text:span><text:span text:style-name="T4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5">Левая граница стоп-интервала</text:p>
                </table:table-cell>
                <table:table-cell table:style-name="Таблица1.B3" office:value-type="string">
                  <text:p text:style-name="P3">[<text:span text:style-name="T8">a1</text:span>]</text:p>
                </table:table-cell>
              </table:table-row>
              <table:table-row>
                <table:table-cell table:style-name="Таблица1.A3" office:value-type="string">
                  <text:p text:style-name="P5">Правая граница стоп-интервала</text:p>
                </table:table-cell>
                <table:table-cell table:style-name="Таблица1.B3" office:value-type="string">
                  <text:p text:style-name="P7">[a2]</text:p>
                </table:table-cell>
              </table:table-row>
              <table:table-row>
                <table:table-cell table:style-name="Таблица1.A3" office:value-type="string">
                  <text:p text:style-name="P5">Сообщение при остановке расчёта</text:p>
                </table:table-cell>
                <table:table-cell table:style-name="Таблица1.B3" office:value-type="string">
                  <text:p text:style-name="P3">Останов расчета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5">Смешанное</text:span><text:span text:style-name="T4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<text:soft-page-break/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5">Левая граница стоп-интервала</text:p>
                </table:table-cell>
                <table:table-cell table:style-name="Таблица1.B3" office:value-type="string">
                  <text:p text:style-name="P3">[100<text:span text:style-name="T8">]</text:span></text:p>
                </table:table-cell>
              </table:table-row>
              <table:table-row>
                <table:table-cell table:style-name="Таблица1.A3" office:value-type="string">
                  <text:p text:style-name="P5">Правая граница стоп-интервала</text:p>
                </table:table-cell>
                <table:table-cell table:style-name="Таблица1.B3" office:value-type="string">
                  <text:p text:style-name="P7">[a_max]</text:p>
                </table:table-cell>
              </table:table-row>
              <table:table-row>
                <table:table-cell table:style-name="Таблица1.A3" office:value-type="string">
                  <text:p text:style-name="P5">Сообщение при остановке расчёта</text:p>
                </table:table-cell>
                <table:table-cell table:style-name="Таблица1.B3" office:value-type="string">
                  <text:p text:style-name="P3">Останов расчета</text:p>
                </table:table-cell>
              </table:table-row>
            </table:table>
            <text:p text:style-name="P2"><text:span text:style-name="T15">Примечания</text:span>:</text:p>
            <text:list xml:id="list7652343283402501504" text:style-name="L2">
              <text:list-item>
                <text:p text:style-name="P13">Блок обрабатывает <text:span text:style-name="T6">скалярный</text:span> входной сигнал.</text:p>
              </text:list-item>
              <text:list-item>
                <text:p text:style-name="P14"><text:span text:style-name="T9">Именованные свойства </text:span><text:span text:style-name="T14">могут быть заданы </text:span><text:span text:style-name="T9">как </text:span><text:span text:style-name="T12">локальные</text:span><text:span text:style-name="T9"> переменные модели (субмодели) во вкладке </text:span><text:span text:style-name="T12">Параметры,</text:span><text:span text:style-name="T9"> как </text:span><text:span text:style-name="T12">глобальные</text:span><text:span text:style-name="T9"> сигналы проекта при помощи пункта главного меню </text:span><text:span text:style-name="T7">Сервис</text:span><text:span text:style-name="T9"> </text:span><text:span text:style-name="T10">→</text:span><text:span text:style-name="T11"> </text:span><text:span text:style-name="T13">Сигналы,</text:span><text:span text:style-name="T9"> </text:span><text:span text:style-name="T14">или как </text:span><text:span text:style-name="T7">внешние</text:span><text:span text:style-name="T1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оп-расчет</dc:title>
    <dc:date>2016-04-07T14:44:04.28</dc:date>
    <meta:generator>OpenOffice/4.1.1$Win32 OpenOffice.org_project/411m6$Build-9775</meta:generator>
    <meta:editing-duration>PT3H19M21S</meta:editing-duration>
    <meta:editing-cycles>80</meta:editing-cycles>
    <meta:document-statistic meta:table-count="2" meta:image-count="2" meta:object-count="5" meta:page-count="2" meta:paragraph-count="44" meta:word-count="177" meta:character-count="1315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2/content.xml><?xml version="1.0" encoding="utf-8"?>
<math xmlns="http://www.w3.org/1998/Math/MathML">
  <semantics>
    <mrow>
      <msub>
        <mi>u</mi>
        <mi mathvariant="italic">min</mi>
      </msub>
    </mrow>
    <annotation encoding="StarMath 5.0">u_min</annotation>
  </semantics>
</math>
</file>

<file path=Object 3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sub>
        <mi>u</mi>
        <mrow>
          <mi mathvariant="italic">min</mi>
        </mrow>
      </msub>
      <mrow>
        <mo stretchy="false">(</mo>
        <mrow>
          <mi>t</mi>
        </mrow>
        <mo stretchy="false">)</mo>
      </mrow>
      <mi>,</mi>
      <mi/>
      <msub>
        <mi>u</mi>
        <mrow>
          <mi mathvariant="italic">max</mi>
        </mrow>
      </msub>
      <mrow>
        <mo stretchy="false">(</mo>
        <mrow>
          <mi>t</mi>
        </mrow>
        <mo stretchy="false">)</mo>
      </mrow>
    </mrow>
    <annotation encoding="StarMath 5.0">u_{min}(t) , ~ u_{max}(t)</annotation>
  </semantics>
</math>
</file>

<file path=Object 8/content.xml><?xml version="1.0" encoding="utf-8"?>
<math xmlns="http://www.w3.org/1998/Math/MathML">
  <semantics>
    <mrow>
      <mrow>
        <mo stretchy="true">∥</mo>
        <mrow>
          <mtable>
            <mtr>
              <mtd>
                <mrow>
                  <mi mathvariant="italic">если</mi>
                  <mi/>
                  <mi>u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≥</mo>
                    <msub>
                      <mi>u</mi>
                      <mi mathvariant="italic">min</mi>
                    </msub>
                  </mrow>
                  <mi/>
                  <mi>и</mi>
                  <mi/>
                  <mi>u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≤</mo>
                    <msub>
                      <mi>u</mi>
                      <mi mathvariant="italic">max</mi>
                    </msub>
                  </mrow>
                  <mi>,</mi>
                </mrow>
              </mtd>
            </mtr>
            <mtr>
              <mtd>
                <mrow>
                  <mi mathvariant="italic">то</mi>
                  <mi/>
                  <mi mathvariant="italic">остановить</mi>
                  <mi/>
                  <mi mathvariant="italic">расчёт</mi>
                  <mi/>
                  <mi>и</mi>
                  <mi/>
                  <mi mathvariant="italic">показать</mi>
                  <mi/>
                  <mi mathvariant="italic">Сообщение</mi>
                </mrow>
              </mtd>
            </mtr>
          </mtable>
        </mrow>
      </mrow>
    </mrow>
    <annotation encoding="StarMath 5.0">left ldline stack {
alignl если ~ u(t) &gt;= u_min ~ и ~ u(t) &lt;= u_max , #
alignl то ~ остановить ~ расчёт ~и~ показать ~Сообщение
}
right none
</annotation>
  </semantics>
</math>
</file>